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08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1.27cm" fo:margin-right="0cm" fo:text-align="center" fo:text-indent="-1.27cm"/>
    </style:style>
    <style:style style:name="P8" style:family="paragraph">
      <loext:graphic-properties draw:fill="none" draw:fill-color="#ffffff"/>
      <style:paragraph-properties fo:margin-left="1.27cm" fo:margin-right="0cm" fo:text-align="center" fo:text-indent="-1.27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 draw:fill-color="#ffffff"/>
      <style:paragraph-properties fo:margin-left="1.27cm" fo:margin-right="0cm" fo:text-align="center" fo:text-indent="-1.27cm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Arial2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2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Ari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638cm" svg:height="3.063cm" svg:x="1.591cm" svg:y="0.748cm">
          <draw:text-box>
            <text:p text:style-name="P1"><text:span text:style-name="T1">HYMN #428</text:span></text:p>
            <text:p text:style-name="P1"><text:span text:style-name="T2">“</text:span><text:span text:style-name="T2">Cross of Jesus, Cross of Sorrow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4" draw:layer="layout" svg:width="24.892cm" svg:height="7.011cm" svg:x="1.524cm" svg:y="0.508cm">
          <draw:text-box>
            <text:p text:style-name="P1"><text:span text:style-name="T3">1.</text:span><text:span text:style-name="T4"> Cross of Jesus, cross of sorrow,</text:span><text:span text:style-name="T4"><text:line-break/></text:span><text:span text:style-name="T4">Where the blood of Christ was shed,</text:span><text:span text:style-name="T4"><text:line-break/></text:span><text:span text:style-name="T4">Perfect Man on thee did suffer,</text:span><text:span text:style-name="T4"><text:line-break/></text:span><text:span text:style-name="T4">Perfect God on thee has ble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3" draw:text-style-name="P6" draw:layer="layout" svg:width="24.892cm" svg:height="7.011cm" svg:x="1.524cm" svg:y="0.863cm">
          <draw:text-box>
            <text:p text:style-name="P5"><text:span text:style-name="T5">2.</text:span><text:span text:style-name="T6"> Here the King of all the ages,</text:span><text:span text:style-name="T6"><text:line-break/></text:span><text:span text:style-name="T6">Throned in light ere worlds could be,</text:span><text:span text:style-name="T6"><text:line-break/></text:span><text:span text:style-name="T6">Robed in mortal flesh is dying,</text:span><text:span text:style-name="T6"><text:line-break/></text:span><text:span text:style-name="T6">Crucified by sin for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4" draw:text-style-name="P8" draw:layer="layout" svg:width="24.892cm" svg:height="7.766cm" svg:x="1.524cm" svg:y="0.762cm">
          <draw:text-box>
            <text:p text:style-name="P7"><text:span text:style-name="T5">3.</text:span><text:span text:style-name="T6"> O mysterious condescending!</text:span></text:p>
            <text:p text:style-name="P7"><text:span text:style-name="T6">O abandonment sublime!</text:span></text:p>
            <text:p text:style-name="P7"><text:span text:style-name="T6">Very God Himself is bearing</text:span></text:p>
            <text:p text:style-name="P1"><text:span text:style-name="T6">All the sufferings of tim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5" draw:text-style-name="P10" draw:layer="layout" svg:width="24.892cm" svg:height="11.331cm" svg:x="1.524cm" svg:y="0.508cm">
          <draw:text-box>
            <text:p text:style-name="P7"><text:span text:style-name="T5">4.</text:span><text:span text:style-name="T6"> Cross of Jesus, cross of sorrow,</text:span></text:p>
            <text:p text:style-name="P7"><text:span text:style-name="T6">Where the blood of Christ was shed,</text:span></text:p>
            <text:p text:style-name="P7"><text:span text:style-name="T6">Perfect Man on thee did suffer,</text:span></text:p>
            <text:p text:style-name="P7"><text:span text:style-name="T6">Perfect God on thee has bled!</text:span></text:p>
            <text:p text:style-name="P9"><text:span text:style-name="T6"/></text:p>
            <text:p text:style-name="P9"><text:span text:style-name="T7"/></text:p>
            <text:p text:style-name="P9"><text:span text:style-name="T8"/></text:p>
            <text:p text:style-name="P9"><text:span text:style-name="T8"><text:s text:c="12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3T21:19:00.447000000</meta:creation-date>
    <dc:date>2019-01-17T18:41:30.566000000</dc:date>
    <meta:editing-duration>PT23M38S</meta:editing-duration>
    <meta:editing-cycles>6</meta:editing-cycles>
    <meta:generator>LibreOffice/6.1.3.2$Windows_X86_64 LibreOffice_project/86daf60bf00efa86ad547e59e09d6bb77c699acb</meta:generator>
    <meta:document-statistic meta:object-count="96"/>
  </office:meta>
</office:document-meta>
</file>